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207</text:p>
          </table:table-cell>
          <table:table-cell office:value-type="string">
            <text:p>公文のはじめてのおけいこ</text:p>
            <text:p>長ーい長ーい線を書いていきます。</text:p>
          </table:table-cell>
          <table:table-cell office:value-type="string">
            <text:p>日本将棋連盟「将棋の基礎知識」</text:p>
            <text:p>女流棋界</text:p>
          </table:table-cell>
          <table:table-cell office:value-type="string">
            <text:p>将棋タウン「将棋幼稚園」マナーについて</text:p>
            <text:p>持ち時間無制限の対人戦では長考に配慮。まあ、ほとんど時計使うんで問題無いですけどね。</text:p>
          </table:table-cell>
          <table:table-cell office:value-type="string">
            <text:p>練習局面課題演習　読み太　９級　１周目　第１問</text:p>
            <text:p>０．０００２３％　－４０７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208</text:p>
          </table:table-cell>
          <table:table-cell table:style-name="ce1" office:value-type="string">
            <text:p>公文のはじめてのおけいこ</text:p>
            <text:p>運筆特訓終盤戦。しかしまだまだ他の教材があるので、しっかり練習していきます。</text:p>
          </table:table-cell>
          <table:table-cell table:style-name="ce1" office:value-type="string">
            <text:p>日本将棋連盟「将棋の基礎知識」</text:p>
            <text:p>アマチュア棋界</text:p>
          </table:table-cell>
          <table:table-cell table:style-name="ce1" office:value-type="string">
            <text:p>将棋タウン「将棋幼稚園」マナーについて</text:p>
            <text:p>死語禁止</text:p>
          </table:table-cell>
          <table:table-cell table:style-name="ce1" office:value-type="string">
            <text:p>練習局面課題演習　金沢将棋３００　レベル７　１周目　第１問</text:p>
            <text:p>０．０００２３％　－４０７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4" table:number-rows-repeated="151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5">2022/04/05</text:date>, <text:time>20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0H46M9S</meta:editing-duration>
    <meta:editing-cycles>78</meta:editing-cycles>
    <meta:generator>OpenOffice/4.1.6$Win32 OpenOffice.org_project/416m1$Build-9790</meta:generator>
    <dc:date>2022-04-05T20:30:28.88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